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ADISLAO FLORES CARMON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449445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FLORES CARMONA, LADISLA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49445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20</text:p>
          </table:table-cell>
          <table:table-cell table:style-name="Tableau1.D2" office:value-type="string">
            <text:p text:style-name="P12">76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6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2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7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1T18:26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